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ccccc" style:font-name="Consolas" fo:font-size="11.2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ce 4</text:span> :</text:p>
      <text:p text:style-name="P1"/>
      <text:p text:style-name="P1">2- Objets et méthodes </text:p>
      <text:p text:style-name="P1"><text:s text:c="5"/>Qu'affichent les programmes A et B? </text:p>
      <text:p text:style-name="P1"/>
      <text:p text:style-name="P1">Classe A</text:p>
      <text:p text:style-name="P1"/>
      <text:p text:style-name="P1"><text:s text:c="3"/>p.affiche(); // 0 </text:p>
      <text:p text:style-name="P1"><text:s text:c="3"/>q.affiche(); <text:s/>// 0</text:p>
      <text:p text:style-name="P1"><text:s text:c="3"/>p.f();</text:p>
      <text:p text:style-name="P1"><text:s text:c="3"/>p.affiche(); // 1</text:p>
      <text:p text:style-name="P1"><text:s text:c="3"/>q.affiche(); <text:s/>//0</text:p>
      <text:p text:style-name="P1"/>
      <text:p text:style-name="P1"><text:s text:c="6"/>p = q; </text:p>
      <text:p text:style-name="P1"><text:s text:c="5"/>p.f(); </text:p>
      <text:p text:style-name="P1"><text:s text:c="4"/>p.affiche(); <text:s/>//1</text:p>
      <text:p text:style-name="P1"><text:s text:c="4"/>q .affiche(); //1</text:p>
      <text:p text:style-name="P1"/>
      <text:p text:style-name="P1">Classe B</text:p>
      <text:p text:style-name="P1"/>
      <text:p text:style-name="P1"><text:s text:c="4"/>obj.affiche(); <text:s/>// 0</text:p>
      <text:p text:style-name="P1"><text:s text:c="4"/>obj.f(obj); <text:s/>// 1</text:p>
      <text:p text:style-name="P1"><text:s text:c="4"/>obj.affiche(); //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rra faye</meta:initial-creator>
    <meta:creation-date>2024-01-16T17:45:01.41</meta:creation-date>
    <dc:date>2024-01-16T18:00:55.12</dc:date>
    <dc:creator>Diarra faye</dc:creator>
    <meta:editing-duration>PT15M5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7" meta:word-count="47" meta:character-count="317"/>
  </office:meta>
</office:document-meta>
</file>